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co1" style:family="table-column">
      <style:table-column-properties fo:break-before="auto" style:column-width="41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66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able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TABLE: statuse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column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プライマリキ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確定状況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1">
            <text:p>TABLE: genre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olumns</text:p>
          </table:table-cell>
          <table:table-cell office:value-type="string" calcext:value-type="string">
            <text:p>column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プライマリキ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売上ジャンル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1">
            <text:p>TABLE: sale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olumns</text:p>
          </table:table-cell>
          <table:table-cell office:value-type="string" calcext:value-type="string">
            <text:p>column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プライマリキ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us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確定状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売上ジャン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stom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外部キー（customers）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nvoice_status_id</text:p>
          </table:table-cell>
          <table:table-cell table:style-name="ce3" office:value-type="string" calcext:value-type="string">
            <text:p>int text</text:p>
          </table:table-cell>
          <table:table-cell table:style-name="ce3" office:value-type="string" calcext:value-type="string">
            <text:p>請求状況</text:p>
          </table:table-cell>
          <table:table-cell office:value-type="string" calcext:value-type="string">
            <text:p>Enumで管理</text:p>
          </table:table-cell>
          <table:table-cell/>
        </table:table-row>
        <table:table-row table:style-name="ro1">
          <table:table-cell table:style-name="ce5" office:value-type="string" calcext:value-type="string">
            <text:p>income_date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請求日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ling_dat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外注支払日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_sal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売上金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_expens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仕入れ金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_profi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利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作成日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date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更新日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売上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覚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ibute_directo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ディレクタ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ibute_sale 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営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ibute_desig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デザイ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ibute_coding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コーディン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ibute_system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システ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ibute_sale_pric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営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ibute_design_pric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デザイ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ibute_coding_pric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コーディン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ibute_system_pric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システ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es_month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売上月</text:p>
          </table:table-cell>
          <table:table-cell/>
          <table:table-cell office:value-type="string" calcext:value-type="string">
            <text:p>fx_column_sales_month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TABLE: sales_detail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olumns</text:p>
          </table:table-cell>
          <table:table-cell office:value-type="string" calcext:value-type="string">
            <text:p>column 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プライマリキ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les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外部キー（sales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内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仕入れ金額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iscount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値引き率</text:p>
          </table:table-cell>
          <table:table-cell office:value-type="string" calcext:value-type="string">
            <text:p>削除する</text:p>
          </table:table-cell>
          <table:table-cell/>
        </table:table-row>
        <table:table-row table:style-name="ro1">
          <table:table-cell office:value-type="string" calcext:value-type="string">
            <text:p>vendor_id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仕入先</text:p>
          </table:table-cell>
          <table:table-cell office:value-type="string" calcext:value-type="string">
            <text:p>customerテーブルのフラグついている方から選ぶ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1">
            <text:p>TABLE: distributio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プライマリキ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es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外部キー（sales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名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entag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分配率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1">
            <text:p>TABLE: Customer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プライマリキ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会社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_kana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カイシャメ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電話番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ress1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都道府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ress2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市区町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ress3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地域丁目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郵便番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メールアドレ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on_in_charg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担当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作成日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date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更新日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仕入先かのフラグ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3" table:number-rows-spanned="1">
            <text:p>TABLE: sales_prospec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プライマリキ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年</text:p>
          </table:table-cell>
          <table:table-cell office:value-type="string" calcext:value-type="string">
            <text:p>Long or String &lt;&gt;LocalDateTime ?</text:p>
          </table:table-cell>
          <table:table-cell/>
        </table:table-row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_sale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全体売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_expens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全体仕入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_profi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全体利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it_go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売上目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作成日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date_a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更新日</text:p>
          </table:table-cell>
          <table:table-cell table:number-columns-repeated="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0">0000/00/00</text:date>, <text:time style:data-style-name="N2" text:time-value="11:22:36.2476833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MacOSX_X86_64 LibreOffice_project/86daf60bf00efa86ad547e59e09d6bb77c699acb</meta:generator>
    <dc:date>2019-07-30T11:23:56.695516852</dc:date>
    <meta:editing-duration>P3DT43M39S</meta:editing-duration>
    <meta:editing-cycles>32</meta:editing-cycles>
    <meta:document-statistic meta:table-count="2" meta:cell-count="200" meta:object-count="0"/>
  </office:meta>
</office:document-meta>
</file>